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Sheet1.B27"/>
      <style:map style:condition="cell-content()&gt;0" style:apply-style-name="Untitled2" style:base-cell-address="Sheet1.B2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sic Ramjet Calculation Spreadshe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string" calcext:value-type="string">
            <text:p>LCV</text:p>
          </table:table-cell>
          <table:table-cell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Tatm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atm</text:p>
          </table:table-cell>
          <table:table-cell table:number-columns-repeated="2" office:value-type="float" office:value="101325" calcext:value-type="float">
            <text:p>1013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-Stream Prope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formula="of:=([.B4]*[.B7]*[.B8])^0.5" office:value-type="float" office:value="347.188709493843" calcext:value-type="float">
            <text:p>347.1887094938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formula="of:=[.B11]*[.B14]" office:value-type="float" office:value="486.06419329138" calcext:value-type="float">
            <text:p>486.06419329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gnation Quant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table:formula="of:=[.B9]*(1+(([.B4]-1)*[.B11]^2)/2)^(([.B4])/([.B4]-1))" office:value-type="float" office:value="322443.729617908" calcext:value-type="float">
            <text:p>322443.729617908</text:p>
          </table:table-cell>
          <table:table-cell/>
        </table:table-row>
        <table:table-row table:style-name="ro1">
          <table:table-cell office:value-type="string" calcext:value-type="string">
            <text:p>T02</text:p>
          </table:table-cell>
          <table:table-cell table:formula="of:=[.B8]*(1+(([.B4]-1)*[.B11]^2)/2)" office:value-type="float" office:value="417.6" calcext:value-type="float">
            <text:p>417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bu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</text:p>
          </table:table-cell>
          <table:table-cell table:formula="of:=(([.B6]/[.B5])*[.B10] + [.B19])/([.B10]+1)" office:value-type="float" office:value="3645.03463988469" calcext:value-type="float">
            <text:p>3645.034639884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zz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table:formula="of:=[.B22]*([.B9]/[.B18])^(([.B4]-1)/[.B4])" office:value-type="float" office:value="2618.55936773325" calcext:value-type="float">
            <text:p>2618.5593677333</text:p>
          </table:table-cell>
          <table:table-cell/>
        </table:table-row>
        <table:table-row table:style-name="ro1">
          <table:table-cell office:value-type="string" calcext:value-type="string">
            <text:p>Vj</text:p>
          </table:table-cell>
          <table:table-cell table:formula="of:=(2*[.B5]*[.B22]*(1-([.B9]/[.B18])^(([.B4]-1)/[.B4])))^0.5" office:value-type="float" office:value="1436.38967450493" calcext:value-type="float">
            <text:p>1436.3896745049</text:p>
          </table:table-cell>
          <table:table-cell/>
        </table:table-row>
        <table:table-row table:style-name="ro1">
          <table:table-cell office:value-type="string" calcext:value-type="string">
            <text:p>Specific Thrust</text:p>
          </table:table-cell>
          <table:table-cell table:style-name="ce1" table:formula="of:=(1+[.B10])*[.B26]-[.B15]" office:value-type="float" office:value="1050.8727584289" calcext:value-type="float">
            <text:p>1050.8727584289</text:p>
          </table:table-cell>
          <table:table-cell/>
        </table:table-row>
        <calcext:conditional-formats>
          <calcext:conditional-format calcext:target-range-address="Sheet1.B27:Sheet1.B27">
            <calcext:condition calcext:apply-style-name="Untitled1" calcext:value="&lt;0" calcext:base-cell-address="Sheet1.B27"/>
            <calcext:condition calcext:apply-style-name="Untitled2" calcext:value="&gt;0" calcext:base-cell-address="Sheet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8:50:07.084000000</meta:creation-date>
    <dc:date>2015-09-29T20:17:59.538000000</dc:date>
    <meta:editing-duration>PT36M21S</meta:editing-duration>
    <meta:editing-cycles>3</meta:editing-cycles>
    <meta:generator>LibreOffice/5.0.1.2$Windows_x86 LibreOffice_project/81898c9f5c0d43f3473ba111d7b351050be20261</meta:generator>
    <meta:document-statistic meta:table-count="1" meta:cell-count="39" meta:object-count="0"/>
  </office:meta>
</office:document-meta>
</file>